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57834383671921" calcext:value-type="float">
            <text:p>0.457834383671921</text:p>
          </table:table-cell>
          <table:table-cell table:style-name="ce2" office:value-type="float" office:value="0.52639165653396" calcext:value-type="float">
            <text:p>0.5263916565339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9457224135299" calcext:value-type="float">
            <text:p>0.279457224135299</text:p>
          </table:table-cell>
          <table:table-cell office:value-type="float" office:value="0.29660542434902" calcext:value-type="float">
            <text:p>0.2966054243490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01954172430537" calcext:value-type="float">
            <text:p>0.301954172430537</text:p>
          </table:table-cell>
          <table:table-cell office:value-type="float" office:value="0.331210661220661" calcext:value-type="float">
            <text:p>0.3312106612206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6010762737216" calcext:value-type="float">
            <text:p>0.46010762737216</text:p>
          </table:table-cell>
          <table:table-cell office:value-type="float" office:value="0.515905934568192" calcext:value-type="float">
            <text:p>0.51590593456819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80717900561954" calcext:value-type="float">
            <text:p>0.480717900561954</text:p>
          </table:table-cell>
          <table:table-cell office:value-type="float" office:value="0.489526134237214" calcext:value-type="float">
            <text:p>0.4895261342372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77025278327226" calcext:value-type="float">
            <text:p>0.377025278327226</text:p>
          </table:table-cell>
          <table:table-cell office:value-type="float" office:value="0.398642580303504" calcext:value-type="float">
            <text:p>0.39864258030350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480717900561954" calcext:value-type="float">
            <text:p>0.480717900561954</text:p>
          </table:table-cell>
          <table:table-cell table:style-name="Default" table:formula="of:=MAX([.G2:.G7])" office:value-type="float" office:value="0.52639165653396" calcext:value-type="float">
            <text:p>0.5263916565339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7:23:35.633847106</dc:date>
    <meta:editing-duration>PT2M49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